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3.1233333333333cm"/>
    </style:style>
    <style:style style:name="co3" style:family="table-column">
      <style:table-column-properties fo:break-before="auto" style:column-width="6.905625cm" style:use-optimal-column-width="true"/>
    </style:style>
    <style:style style:name="co4" style:family="table-column">
      <style:table-column-properties fo:break-before="auto" style:column-width="15.478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x65-sbc-rev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#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NP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201, C202, C203, C204, C301, C302, C303, C304, C305, C306, C307, C308, C309, C310, C311, C312, C314, C315, C316, C401, C404, C507, C508, C509, C510, C601, C602, C705, C801, C802, C803, C804, C805, C806, C901, C902, C905, C1001, C1002, C1003, C1004, C1005, C1006, C1007, C1103, C1104, C1105, C1204, C1205, C1206, C1209, C1210, C1215, C121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Capacitor_SMD:C_0603_1608Metric_Pad1.08x0.95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R201, R202, R203, R204, R205, R207, R214, R215, R301, R302, R303, R304, R305, R306, R309, R310, R403, R404, R411, R412, R508, R517, R605, R606, R607, R608, R609, R610, R611, R612, R704, R705, R708, R802, R803, R831, R908, R911, R912, R1006, R1007, R1009, R1010, R1011, R1012, R1013, R1104, R1108, R1111, R1202, R1207, R1208, R121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R212, R405, R406, R407, R408, R409, R410, R601, R602, R603, R604, R618, R61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R307, R415, R416, R419, R420, R707, R804, R1008, R1014, R1201, R1209, R12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470R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502, C503, C504, C903, C1102, C1108, C1111, C120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3u3</text:p>
          </table:table-cell>
          <table:table-cell office:value-type="string" table:style-name="ce1">
            <text:p>Capacitor_SMD:C_0603_1608Metric_Pad1.08x0.95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B301, FB302, FB501, FB502, FB1201, FB1202, FB1203, FB120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BK160808T-221Y-N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R211, R308, R805, R806, R1211, R1212, R1213, R12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50R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301, D401, D501, D603, D604, D802, D100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US10S30,H3F</text:p>
          </table:table-cell>
          <table:table-cell office:value-type="string" table:style-name="ce1">
            <text:p>Diode_SMD:D_SOD-323_HandSoldering</text:p>
          </table:table-cell>
          <table:table-cell table:number-columns-repeated="16379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301, Q601, Q602, Q603, Q604, Q801, Q100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SS138</text:p>
          </table:table-cell>
          <table:table-cell office:value-type="string" table:style-name="ce1">
            <text:p>Package_TO_SOT_SMD:SOT-23</text:p>
          </table:table-cell>
          <table:table-cell table:number-columns-repeated="16379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R216, R616, R617, R909, R910, R1102, R110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DNP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R902, R903, R904, R905, R906, R907, R11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7k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701, C702, C703, C704, C1112, C120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2u/16V</text:p>
          </table:table-cell>
          <table:table-cell office:value-type="string" table:style-name="ce1">
            <text:p>Capacitor_SMD:C_0805_2012Metric_Pad1.18x1.45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D302, D406, D407, D701, D801, D100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ED_GREEN_0603</text:p>
          </table:table-cell>
          <table:table-cell office:value-type="string" table:style-name="ce1">
            <text:p>LED_SMD:LED_0603_1608Metric_Pad1.05x0.95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D303, D404, D405, D504, D601, D60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P0503BAHT</text:p>
          </table:table-cell>
          <table:table-cell office:value-type="string" table:style-name="ce1">
            <text:p>Package_TO_SOT_SMD:SOT-143</text:p>
          </table:table-cell>
          <table:table-cell table:number-columns-repeated="16379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R402, R414, R417, R418, R70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k7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317, C1201, C1213, C12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Capacitor_SMD:C_0603_1608Metric_Pad1.08x0.95mm_HandSolder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R217, R810, R814, R81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k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R401, R413, R421, R4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33k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R1105, R1106, R1109, R11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560R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U503, U901, U902, U100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74CBTLV3126PW,118</text:p>
          </table:table-cell>
          <table:table-cell office:value-type="string" table:style-name="ce1">
            <text:p>Package_SO:TSSOP-14_4.4x5mm_P0.65mm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R208, R1107, R11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R311, R901, R100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k2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R808, R812, R8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10R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R809, R813, R8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910R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R811, R815, R8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k3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R820, R823, R8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7R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R821, R824, R8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60R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R822, R825, R8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50R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402, C4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8p</text:p>
          </table:table-cell>
          <table:table-cell office:value-type="string" table:style-name="ce1">
            <text:p>Capacitor_SMD:C_0603_1608Metric_Pad1.08x0.95mm_HandSolder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1106, C110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n7</text:p>
          </table:table-cell>
          <table:table-cell office:value-type="string" table:style-name="ce1">
            <text:p>Capacitor_SMD:C_0603_1608Metric_Pad1.08x0.95mm_HandSolder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D402, D10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A4040LCGCK-AMT</text:p>
          </table:table-cell>
          <table:table-cell office:value-type="string" table:style-name="ce1">
            <text:p>ledplcc2:PLCC2_4x4mm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J403, J4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NES_Controller_Conn</text:p>
          </table:table-cell>
          <table:table-cell office:value-type="string" table:style-name="ce1">
            <text:p>snes:SNES_Controller_Conn_7p_90deg_P1Left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J605, J60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 5749180-1</text:p>
          </table:table-cell>
          <table:table-cell office:value-type="string" table:style-name="ce1">
            <text:p>mini-DIN:TE_5749180-1</text:p>
          </table:table-cell>
          <table:table-cell table:number-columns-repeated="16379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R501, R50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k1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R504, R7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2k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R703, R70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R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R829, R8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820R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U401, U4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74LVC2G17DBVR</text:p>
          </table:table-cell>
          <table:table-cell office:value-type="string" table:style-name="ce1">
            <text:p>Package_TO_SOT_SMD:SOT-23-6_Handsoldering</text:p>
          </table:table-cell>
          <table:table-cell table:number-columns-repeated="16379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U904, U10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25Q16JVSNIQ</text:p>
          </table:table-cell>
          <table:table-cell office:value-type="string" table:style-name="ce1">
            <text:p>Package_SO:SOIC-8_3.9x4.9mm_P1.27mm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T4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-HLD-012-SMT</text:p>
          </table:table-cell>
          <table:table-cell office:value-type="string" table:style-name="ce1">
            <text:p>Battery:BatteryHolder_LINX_BAT-HLD-012-SMT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11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30n</text:p>
          </table:table-cell>
          <table:table-cell office:value-type="string" table:style-name="ce1">
            <text:p>Capacitor_SMD:C_0603_1608Metric_Pad1.08x0.95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12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nF/2kV</text:p>
          </table:table-cell>
          <table:table-cell office:value-type="string" table:style-name="ce1">
            <text:p>Capacitor_SMD:C_1206_3216Metric_Pad1.33x1.80mm_HandSolder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4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A4040SESK</text:p>
          </table:table-cell>
          <table:table-cell office:value-type="string" table:style-name="ce1">
            <text:p>ledplcc2:PLCC2_4x4mm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J5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B4085-GF-A</text:p>
          </table:table-cell>
          <table:table-cell office:value-type="string" table:style-name="ce1">
            <text:p>Connector_USB:USB_C_Receptacle_GCT_USB4085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J6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DC PINS 2x10p 2,54mm</text:p>
          </table:table-cell>
          <table:table-cell office:value-type="string" table:style-name="ce1">
            <text:p>Connector_IDC:IDC-Header_2x10_P2.54mm_Vertical</text:p>
          </table:table-cell>
          <table:table-cell office:value-type="string" table:style-name="ce1">
            <text:p>DNP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J6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S1013-10RSIB CONNFLY</text:p>
          </table:table-cell>
          <table:table-cell office:value-type="string" table:style-name="ce1">
            <text:p>Connector_IDC:IDC-Header_2x05_P2.54mm_Horizontal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J8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D15S13E4GV00LF</text:p>
          </table:table-cell>
          <table:table-cell office:value-type="string" table:style-name="ce1">
            <text:p>vera-module:ICD15S13E4GV00LF</text:p>
          </table:table-cell>
          <table:table-cell table:number-columns-repeated="16379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J9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M1AA-SF-PEJ</text:p>
          </table:table-cell>
          <table:table-cell office:value-type="string" table:style-name="ce1">
            <text:p>Connector_Card:SD_Hirose_DM1AA_SF_PEJ82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J11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NS 1x2</text:p>
          </table:table-cell>
          <table:table-cell office:value-type="string" table:style-name="ce1">
            <text:p>Connector_PinHeader_2.54mm:PinHeader_1x02_P2.54mm_Horizontal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J11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C-128</text:p>
          </table:table-cell>
          <table:table-cell office:value-type="string" table:style-name="ce1">
            <text:p>x65_footprints:JC-128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J1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JMG1BD3B8K1ANR</text:p>
          </table:table-cell>
          <table:table-cell office:value-type="string" table:style-name="ce1">
            <text:p>Connector_RJ:RJ45_Amphenol_RJMG1BD3B8K1ANR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L7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FE252010P-2R2M=P2</text:p>
          </table:table-cell>
          <table:table-cell office:value-type="string" table:style-name="ce1">
            <text:p>Inductor_SMD:L_1008_2520Metric_Pad1.43x2.20mm_HandSolder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L7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FE252010P-1R0M=P2</text:p>
          </table:table-cell>
          <table:table-cell office:value-type="string" table:style-name="ce1">
            <text:p>Inductor_SMD:L_1008_2520Metric_Pad1.43x2.20mm_HandSolder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LS11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MS-28528N-L152</text:p>
          </table:table-cell>
          <table:table-cell office:value-type="string" table:style-name="ce1">
            <text:p>x65_footprints:CMS-28528N-L152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R5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R11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0k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R12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30R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R12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0R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R12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2k1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R1206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2">
            <text:p>200</text:p>
          </table:table-cell>
          <table:table-cell office:value-type="string" table:style-name="ce1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R12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M</text:p>
          </table:table-cell>
          <table:table-cell office:value-type="string" table:style-name="ce1">
            <text:p>Resistor_SMD:R_2512_6332Metric_Pad1.40x3.35mm_HandSolder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RV11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0141-2-100K</text:p>
          </table:table-cell>
          <table:table-cell office:value-type="string" table:style-name="ce1">
            <text:p>x65_footprints:Trimmer_R0141-2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SW3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TS645VM13SMTR92 LFS</text:p>
          </table:table-cell>
          <table:table-cell office:value-type="string" table:style-name="ce1">
            <text:p>x65_footprints:PTS645VM13SMTR92 LFS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W4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W_DIP_x02 TE 1825058-1</text:p>
          </table:table-cell>
          <table:table-cell office:value-type="string" table:style-name="ce1">
            <text:p>Button_Switch_SMD:SW_DIP_SPSTx02_Slide_6.7x6.64mm_W8.61mm_P2.54mm_LowProfile</text:p>
          </table:table-cell>
          <table:table-cell table:number-columns-repeated="16379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U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65C816S6TQG-14</text:p>
          </table:table-cell>
          <table:table-cell office:value-type="string" table:style-name="ce1">
            <text:p>Package_QFP:MQFP-44_10x10mm_P0.8mm</text:p>
          </table:table-cell>
          <table:table-cell table:number-columns-repeated="16379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U2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S61WV20488FBLL-10TLI</text:p>
          </table:table-cell>
          <table:table-cell office:value-type="string" table:style-name="ce1">
            <text:p>Package_SO:TSOP-II-44_10.16x18.41mm_P0.8mm</text:p>
          </table:table-cell>
          <table:table-cell table:number-columns-repeated="16379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U3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E40HX4K-TQ144</text:p>
          </table:table-cell>
          <table:table-cell office:value-type="string" table:style-name="ce1">
            <text:p>Package_QFP:TQFP-144_20x20mm_P0.5mm</text:p>
          </table:table-cell>
          <table:table-cell table:number-columns-repeated="16379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U3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25Q128JVS</text:p>
          </table:table-cell>
          <table:table-cell office:value-type="string" table:style-name="ce1">
            <text:p>x65_footprints:SOIC-8_5.23x5.23mm_P1.27mm_Extended</text:p>
          </table:table-cell>
          <table:table-cell table:number-columns-repeated="16379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U3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S25WP256D-xM, W25Q512JVFIQ</text:p>
          </table:table-cell>
          <table:table-cell office:value-type="string" table:style-name="ce1">
            <text:p>Package_SO:SOIC-16W_7.5x10.3mm_P1.27mm</text:p>
          </table:table-cell>
          <table:table-cell office:value-type="string" table:style-name="ce1">
            <text:p>DNP</text:p>
          </table:table-cell>
          <table:table-cell table:number-columns-repeated="1637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U4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CP7940N-xSN</text:p>
          </table:table-cell>
          <table:table-cell office:value-type="string" table:style-name="ce1">
            <text:p>Package_SO:SO-8_3.9x4.9mm_P1.27mm</text:p>
          </table:table-cell>
          <table:table-cell table:number-columns-repeated="16379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U5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N74LVC1G08DBVR</text:p>
          </table:table-cell>
          <table:table-cell office:value-type="string" table:style-name="ce1">
            <text:p>Package_TO_SOT_SMD:SOT-23-5_HandSoldering</text:p>
          </table:table-cell>
          <table:table-cell table:number-columns-repeated="16379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U5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T2232HL</text:p>
          </table:table-cell>
          <table:table-cell office:value-type="string" table:style-name="ce1">
            <text:p>Package_QFP:LQFP-64_10x10mm_P0.5mm</text:p>
          </table:table-cell>
          <table:table-cell table:number-columns-repeated="16379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U7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P2149GJ</text:p>
          </table:table-cell>
          <table:table-cell office:value-type="string" table:style-name="ce1">
            <text:p>Package_TO_SOT_SMD:TSOT-23-8_HandSoldering</text:p>
          </table:table-cell>
          <table:table-cell table:number-columns-repeated="16379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U8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E40UP5K-SG48ITR50</text:p>
          </table:table-cell>
          <table:table-cell office:value-type="string" table:style-name="ce1">
            <text:p>Package_DFN_QFN:QFN-48-1EP_7x7mm_P0.5mm_EP5.3x5.3mm</text:p>
          </table:table-cell>
          <table:table-cell table:number-columns-repeated="16379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U9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74AHC00PW</text:p>
          </table:table-cell>
          <table:table-cell office:value-type="string" table:style-name="ce1">
            <text:p>Package_SO:TSSOP-14_4.4x5mm_P0.65mm</text:p>
          </table:table-cell>
          <table:table-cell table:number-columns-repeated="16379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U10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E40UP5K-SG48ITR50</text:p>
          </table:table-cell>
          <table:table-cell office:value-type="string" table:style-name="ce3">
            <text:p>Package_DFN_QFN:QFN-48-1EP_7x7mm_P0.5mm_EP5.6x5.6mm</text:p>
          </table:table-cell>
          <table:table-cell table:number-columns-repeated="16379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U11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M8524CGEDT</text:p>
          </table:table-cell>
          <table:table-cell office:value-type="string" table:style-name="ce1">
            <text:p>Package_SO:TSSOP-16_4.4x5mm_P0.65mm</text:p>
          </table:table-cell>
          <table:table-cell table:number-columns-repeated="16379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U11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M4890MX</text:p>
          </table:table-cell>
          <table:table-cell office:value-type="string" table:style-name="ce1">
            <text:p>Package_SO:SOIC-8_3.9x4.9mm_P1.27mm</text:p>
          </table:table-cell>
          <table:table-cell table:number-columns-repeated="16379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U1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6100L</text:p>
          </table:table-cell>
          <table:table-cell office:value-type="string" table:style-name="ce1">
            <text:p>Package_QFP:LQFP-48_7x7mm_P0.5mm</text:p>
          </table:table-cell>
          <table:table-cell table:number-columns-repeated="16379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U12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4AA025E48T-I/OT</text:p>
          </table:table-cell>
          <table:table-cell office:value-type="string" table:style-name="ce1">
            <text:p>Package_TO_SOT_SMD:SOT-23-6_Handsoldering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X3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G5032CAN 12.000000M-TJGA0</text:p>
          </table:table-cell>
          <table:table-cell office:value-type="string" table:style-name="ce1">
            <text:p>Oscillator:Oscillator_SMD_SeikoEpson_SG8002LB-4Pin_5.0x3.2mm_HandSoldering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X8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G5032CAN_25.000000M-TJGA3</text:p>
          </table:table-cell>
          <table:table-cell office:value-type="string" table:style-name="ce1">
            <text:p>Oscillator:Oscillator_SMD_SeikoEpson_SG8002LB-4Pin_5.0x3.2mm_HandSoldering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Y4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M8V-T1A-32.768kHz-9pF-20PPM-TA-QC</text:p>
          </table:table-cell>
          <table:table-cell office:value-type="string" table:style-name="ce1">
            <text:p>Crystal:Crystal_SMD_MicroCrystal_CC8V-T1A-2Pin_2.0x1.2mm_HandSoldering</text:p>
          </table:table-cell>
          <table:table-cell table:number-columns-repeated="16379"/>
        </table:table-row>
        <table:table-row table:number-rows-repeated="1048492" table:style-name="ro1">
          <table:table-cell table:number-columns-repeated="16384"/>
        </table:table-row>
      </table:table>
      <table:database-ranges>
        <table:database-range table:target-range-address="x65-sbc-revA1.A1:x65-sbc-revA1.F84" table:display-filter-buttons="true">
          <table:sort>
            <table:sort-by table:field-number="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Sýkora, Jaroslav (ADV D EU CZ PDS1 SIO 2)</dc:creator>
    <meta:creation-date>2024-01-19T09:38:08Z</meta:creation-date>
    <dc:date>2024-01-19T11:33:54Z</dc:date>
    <meta:editing-duration>PT0S</meta:editing-duration>
  </office:meta>
</office:document-meta>
</file>